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text-properties fo:font-size="30pt" style:font-size-asian="30pt" style:font-size-complex="30pt"/>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5" style:family="paragraph" style:parent-style-name="Standard">
      <style:paragraph-properties fo:text-align="start" style:justify-single-word="false"/>
      <style:text-properties fo:font-size="22pt" fo:font-weight="normal" style:font-size-asian="22pt" style:font-weight-asian="normal" style:font-size-complex="22pt" style:font-weight-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Preformatted_20_Text">
      <style:paragraph-properties fo:margin-top="0cm" fo:margin-bottom="0cm" fo:widows="1" fo:padding="0cm" fo:border="none"/>
      <style:text-properties fo:font-variant="normal" fo:text-transform="none" fo:letter-spacing="normal"/>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Heading_20_3">
      <style:text-properties fo:language="en" fo:country="US"/>
    </style:style>
    <style:style style:name="P10" style:family="paragraph" style:parent-style-name="Heading_20_5">
      <style:text-properties fo:language="en" fo:country="U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5">
      <style:paragraph-properties>
        <style:tab-stops>
          <style:tab-stop style:position="15.004cm" style:type="right" style:leader-style="dotted" style:leader-text="."/>
        </style:tab-stops>
      </style:paragraph-properties>
    </style:style>
    <style:style style:name="P13" style:family="paragraph" style:parent-style-name="Preformatted_20_Text">
      <style:paragraph-properties fo:margin-top="0cm" fo:margin-bottom="0cm" fo:widows="1" fo:padding="0cm" fo:border="none"/>
      <style:text-properties fo:font-variant="normal" fo:text-transform="none" style:font-name="Consolas" fo:letter-spacing="normal" fo:font-style="normal" fo:font-weight="normal"/>
    </style:style>
    <style:style style:name="P14" style:family="paragraph" style:parent-style-name="Text_20_body">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Consolas" fo:font-style="normal" fo:font-weight="normal"/>
    </style:style>
    <style:style style:name="T5" style:family="text">
      <style:text-properties fo:font-variant="normal" fo:text-transform="none" style:font-name="Times New Roman" fo:letter-spacing="normal" fo:font-style="normal" fo:font-weight="normal"/>
    </style:style>
    <style:style style:name="T6" style:family="text">
      <style:text-properties fo:font-variant="normal" fo:text-transform="none" style:font-name="Times New Roman"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style:font-name="Times New Roman" fo:letter-spacing="normal" fo:font-style="italic" fo:font-weight="normal" style:font-style-asian="italic" style:font-style-complex="italic"/>
    </style:style>
    <style:style style:name="T8" style:family="text">
      <style:text-properties fo:font-variant="normal" fo:text-transform="none" style:font-name="Times New Roman" fo:letter-spacing="normal" fo:font-style="italic" fo:font-weight="normal" style:font-style-asian="italic" style:font-weight-asian="normal" style:font-style-complex="italic" style:font-weight-complex="normal"/>
    </style:style>
    <style:style style:name="T9" style:family="text">
      <style:text-properties fo:font-variant="normal" fo:text-transform="none" style:font-name="Times New Roman" fo:letter-spacing="normal" fo:language="en" fo:country="US" fo:font-style="normal" fo:font-weight="normal" style:font-style-asian="normal" style:font-weight-asian="normal" style:font-style-complex="normal" style:font-weight-complex="normal"/>
    </style:style>
    <style:style style:name="T10" style:family="text">
      <style:text-properties fo:font-variant="normal" fo:text-transform="none" style:font-name="Times New Roman" fo:letter-spacing="normal" fo:language="en" fo:country="US" fo:font-style="italic" fo:font-weight="normal" style:font-style-asian="italic" style:font-weight-asian="normal" style:font-style-complex="italic" style:font-weight-complex="normal"/>
    </style:style>
    <style:style style:name="T11" style:family="text">
      <style:text-properties fo:color="#0b6125"/>
    </style:style>
    <style:style style:name="T12" style:family="text">
      <style:text-properties fo:color="#0b6125" style:font-name="Consolas" fo:font-style="normal" fo:font-weight="normal"/>
    </style:style>
    <style:style style:name="T13" style:family="text">
      <style:text-properties fo:color="#a71d5d" fo:font-style="italic"/>
    </style:style>
    <style:style style:name="T14" style:family="text">
      <style:text-properties fo:color="#a71d5d" style:font-name="Consolas" fo:font-style="italic" fo:font-weight="normal"/>
    </style:style>
    <style:style style:name="T15" style:family="text">
      <style:text-properties fo:color="#693a17" style:font-name="Consolas" fo:font-style="normal" fo:font-weight="normal"/>
    </style:style>
    <style:style style:name="T16" style:family="text">
      <style:text-properties fo:color="#811f24" style:font-name="Consolas" fo:font-style="normal" fo:font-weight="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3">F_</text:p>
      <text:p text:style-name="P6"/>
      <text:p text:style-name="P4">Asynchronous programming made eas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am Machiels</text:p>
      <text:p text:style-name="P5">13 October 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8">Preface<text:tab/>3</text:p>
          <text:p text:style-name="P8">Introduction<text:tab/>4</text:p>
          <text:p text:style-name="P11">Asynchronous programming<text:tab/>5</text:p>
          <text:p text:style-name="P11">Separation of concerns<text:tab/>5</text:p>
          <text:p text:style-name="P11">Loosely coupled application logic<text:tab/>5</text:p>
          <text:p text:style-name="P11">Maintainable code<text:tab/>5</text:p>
          <text:p text:style-name="P11">Testable code<text:tab/>5</text:p>
          <text:p text:style-name="P11">Why Node.js<text:tab/>5</text:p>
          <text:p text:style-name="P11">Problem to solve (conclusion)<text:tab/>5</text:p>
          <text:p text:style-name="P11">Solution to the problem (conclusion)<text:tab/>5</text:p>
          <text:p text:style-name="P8">Application development<text:tab/>5</text:p>
          <text:p text:style-name="P11">Continuous integration<text:tab/>5</text:p>
          <text:p text:style-name="P12">Integration tests<text:tab/>6</text:p>
          <text:p text:style-name="P12">Travis-ci<text:tab/>6</text:p>
          <text:p text:style-name="P11">Unit tests<text:tab/>6</text:p>
          <text:p text:style-name="P12">Mocha<text:tab/>6</text:p>
          <text:p text:style-name="P11">Code coverage<text:tab/>6</text:p>
          <text:p text:style-name="P12">Istanbul<text:tab/>6</text:p>
          <text:p text:style-name="P12">Coveralls<text:tab/>7</text:p>
          <text:p text:style-name="P11">In-line documentation<text:tab/>7</text:p>
          <text:p text:style-name="P12">JSDOC<text:tab/>7</text:p>
          <text:p text:style-name="P12">Inch-ci<text:tab/>7</text:p>
          <text:p text:style-name="P12">Code quality<text:tab/>7</text:p>
          <text:p text:style-name="P12">Codacy<text:tab/>7</text:p>
          <text:p text:style-name="P12">JSLint<text:tab/>7</text:p>
          <text:p text:style-name="P8">Application realization<text:tab/>7</text:p>
          <text:p text:style-name="P11">Pre-alpha<text:tab/>7</text:p>
          <text:p text:style-name="P11">Alpha<text:tab/>7</text:p>
          <text:p text:style-name="P11">Beta<text:tab/>7</text:p>
          <text:p text:style-name="P11">Release candidates<text:tab/>7</text:p>
          <text:p text:style-name="P12">Candidate 1<text:tab/>7</text:p>
          <text:p text:style-name="P12">Candidate 2<text:tab/>7</text:p>
          <text:p text:style-name="P12">Feedback<text:tab/>8</text:p>
          <text:p text:style-name="P11">Production release<text:tab/>8</text:p>
          <text:p text:style-name="P8">API<text:tab/>8</text:p>
          <text:p text:style-name="P11">getConstructor<text:tab/>8</text:p>
          <text:p text:style-name="P11">instance_modules<text:tab/>8</text:p>
          <text:p text:style-name="P11">methods<text:tab/>8</text:p>
          <text:p text:style-name="P12">next<text:tab/>8</text:p>
          <text:p text:style-name="P12">abort<text:tab/>8</text:p>
          <text:p text:style-name="P12">finish<text:tab/>8</text:p>
          <text:p text:style-name="P12">retryAll<text:tab/>8</text:p>
          <text:p text:style-name="P12">retryThis<text:tab/>8</text:p>
          <text:p text:style-name="P12">retryFrom<text:tab/>8</text:p>
          <text:p text:style-name="P12">retryMethod<text:tab/>8</text:p>
          <text:p text:style-name="P8">Flowcharts<text:tab/>8</text:p>
          <text:p text:style-name="P11">getConstructor<text:tab/>8</text:p>
          <text:p text:style-name="P11">next<text:tab/>8</text:p>
          <text:p text:style-name="P11">Simple program<text:tab/>8</text:p>
          <text:p text:style-name="P8">Examples<text:tab/>8</text:p>
          <text:p text:style-name="P11">Minimal<text:tab/>9</text:p>
          <text:p text:style-name="P11"><text:soft-page-break/>Source code collector<text:tab/>9</text:p>
          <text:p text:style-name="P11">HTTP request handler<text:tab/>9</text:p>
          <text:p text:style-name="P11">Database interface<text:tab/>9</text:p>
          <text:p text:style-name="P8">Project maintenance<text:tab/>9</text:p>
          <text:p text:style-name="P11">Project stability<text:tab/>9</text:p>
          <text:p text:style-name="P11">Future features<text:tab/>9</text:p>
          <text:p text:style-name="P8">Feedback<text:tab/>9</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h text:style-name="Heading_20_1" text:outline-level="1">Preface</text:h>
      <text:p text:style-name="P1">Programming asynchronous application logic can be hard, especially when you want to maintain a <text:soft-page-break/>clean, testable and loosely coupled modular code base. Improper asynchronous programming often results problems like hard to test code, a lack of modularity and tightly coupled application logic. In order to tackle these problems, "f_" was created.</text:p>
      <text:h text:style-name="Heading_20_1" text:outline-level="1"/>
      <text:h text:style-name="Heading_20_1" text:outline-level="1">Introduction</text:h>
      <text:p text:style-name="Text_20_body">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text:span text:style-name="T1">shift of focus.</text:span></text:p>
      <text:p text:style-name="Text_20_body">The result of programmers getting to focus more on actually translating an idea to a computer language instead of focussing on how to do the translation, results in growth of usable computational tasks for mankind to <text:span text:style-name="T1">use. A</text:span> way to contribute to this growth of usable computational tasks<text:span text:style-name="T1">,</text:span> is to tackle problems which arose <text:span text:style-name="T1">(or became more important) </text:span>because of new technological advancements. <text:span text:style-name="T1">Some</text:span> example<text:span text:style-name="T1">s are:</text:span> software that <text:span text:style-name="T1">has to </text:span>utilize multiple CPU cores<text:span text:style-name="T1">, </text:span>non blocking application <text:span text:style-name="T1">design and designing modular and loosely coupled applications.</text:span></text:p>
      <text:p text:style-name="Text_20_body">And then there is the <text:span text:style-name="T1">internet, which</text:span> also resulted in huge changes <text:span text:style-name="T1">in</text:span> what programmers have to focus on. Computers ha<text:span text:style-name="T1">ve</text:span> to perform different actions in a different manner, sometimes<text:span text:style-name="T1"> computers aren't even optimized to perform such </text:span>actions<text:span text:style-name="T1">. Let alone giving the computers instructions on how to perform these actions. That's where software comes in, building layers of abstraction so programmers get to focus on actually realizing ideas (agai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Asynchronous programming</text:h>
      <text:p text:style-name="P1">Benefits</text:p>
      <text:p text:style-name="P1">Use cases</text:p>
      <text:p text:style-name="Text_20_body">Non blocking</text:p>
      <text:p text:style-name="Text_20_body">Multi-core if host allows</text:p>
      <text:h text:style-name="Heading_20_3" text:outline-level="3">Separation of concerns</text:h>
      <text:p text:style-name="Text_20_body">In order to keep software source code organized it is important to make sure every operation is doing only what it needs to do, and nothing more. This results in code that is easy to read and understand. Take for example a username validator, which could be written in a single function called <text:span text:style-name="T3">isValidUsername</text:span>.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functions like <text:span text:style-name="T3">hasForbiddenCharacters</text:span> and <text:span text:style-name="T3">isRequiredLength</text:span>, in for example an <text:span text:style-name="T3">username_validator</text:span> module, it would become a lot easier to <text:s/>look at the <text:span text:style-name="T3">username_validator</text:span> module source code and quickly grasp what is going on. <text:span text:style-name="T1">@TODO fix sentence:</text:span>Because a lot of the code which isn't as easily readable as a human language like English is, is hidden away in small functions which do just what they need to do and nothing more.</text:p>
      <text:p text:style-name="Text_20_body">Separating concerns can bring problems of its own, this will be discussed in the chapter Loosely coupled application logic.</text:p>
      <text:h text:style-name="Heading_20_3" text:outline-level="3">Loosely coupled application logic</text:h>
      <text:h text:style-name="Heading_20_3" text:outline-level="3">Maintainable code</text:h>
      <text:h text:style-name="Heading_20_3" text:outline-level="3">Testable code</text:h>
      <text:h text:style-name="Heading_20_3" text:outline-level="3">Why Node.js</text:h>
      <text:p text:style-name="P1">Cuz non-blocking, async out of the box</text:p>
      <text:h text:style-name="Heading_20_3" text:outline-level="3"><text:span text:style-name="T1">Problem</text:span> to solve<text:span text:style-name="T1"> (conclusion)</text:span></text:h>
      <text:h text:style-name="Heading_20_3" text:outline-level="3">Solution to the problem<text:span text:style-name="T1"> (conclusion)</text:span></text:h>
      <text:p text:style-name="P1"/>
      <text:h text:style-name="Heading_20_1" text:outline-level="1">Application development</text:h>
      <text:p text:style-name="Text_20_body"><text:span text:style-name="T1">In order to build and maintain this project a set of development tools are used, like code linters and hosted code coverage services. These tools will be discussed in this chapter.</text:span></text:p>
      <text:h text:style-name="Heading_20_3" text:outline-level="3">Continuous integration</text:h>
      <text:p text:style-name="P1">@TODO</text:p>
      <text:h text:style-name="Heading_20_5" text:outline-level="5"><text:soft-page-break/>Integration tests</text:h>
      <text:p text:style-name="P1">When developing software, and every piece of code seems to do just what it's expected to do, testing isn't done yet. 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When testing software, it's important to take things like these in account. A client won't pay if your software runs on your computer and not on theirs. That's where integration tests come in, testing whether everything integrates nicely in common (computer) setups.</text:p>
      <text:h text:style-name="Heading_20_5" text:outline-level="5">Travis-ci</text:h>
      <text:p text:style-name="P1">Travis-ci is a (free for open source projects) hosted continuous integration service. Travis-ci builds application according to which language/environment is used. If I'd for example wanted Travis-ci to build a C application for me, I'd instruct Travis-ci run the <text:span text:style-name="T3">make</text:span> file. Every time an update is made to the remotely hosted repository, Travis-ci will download the latest source code and tries to build the application.</text:p>
      <text:h text:style-name="Heading_20_3" text:outline-level="3">Unit tests</text:h>
      <text:p text:style-name="P1">Testing application functionality is important. How does a programmer know a piece of software is working as expected without testing it? The answer is simple: they don't know.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5" text:outline-level="5">Mocha</text:h>
      <text:p text:style-name="Text_20_body"><text:span text:style-name="T1">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 </text:span><text:span text:style-name="T2">mather</text:span><text:span text:style-name="T1">.</text:span></text:p>
      <text:p text:style-name="P13">describe(<text:span text:style-name="T11">'mather (custom math library)'</text:span>, <text:span text:style-name="T13">function</text:span> (){</text:p>
      <text:p text:style-name="P7"><text:s text:c="2"/><text:span text:style-name="T4">describe(</text:span><text:span text:style-name="T12">'.add'</text:span><text:span text:style-name="T4">, </text:span><text:span text:style-name="T14">function</text:span><text:span text:style-name="T4"> (){</text:span></text:p>
      <text:p text:style-name="P7"><text:s text:c="4"/><text:span text:style-name="T4">it(</text:span><text:span text:style-name="T12">'adds argument1 and argument2 together'</text:span><text:span text:style-name="T4">, </text:span><text:span text:style-name="T14">function</text:span><text:span text:style-name="T4"> () {</text:span></text:p>
      <text:p text:style-name="P7"><text:s text:c="6"/><text:span text:style-name="T4">assert.equal(mather.</text:span><text:span text:style-name="T15">add</text:span><text:span text:style-name="T4">(</text:span><text:span text:style-name="T16">3</text:span><text:span text:style-name="T4">, </text:span><text:span text:style-name="T16">5</text:span><text:span text:style-name="T4">), </text:span><text:span text:style-name="T16">8</text:span><text:span text:style-name="T4">);</text:span></text:p>
      <text:p text:style-name="P7"><text:s text:c="4"/><text:span text:style-name="T4">});</text:span></text:p>
      <text:p text:style-name="P7"><text:s text:c="2"/><text:span text:style-name="T4">});</text:span></text:p>
      <text:p text:style-name="P7"><text:s text:c="2"/><text:span text:style-name="T4">describe(</text:span><text:span text:style-name="T12">'.mul'</text:span><text:span text:style-name="T4">, </text:span><text:span text:style-name="T14">function</text:span><text:span text:style-name="T4"> () {</text:span></text:p>
      <text:p text:style-name="P7"><text:s text:c="4"/><text:span text:style-name="T4">it(</text:span><text:span text:style-name="T12">'multiplies argument1 with argument2'</text:span><text:span text:style-name="T4">, </text:span><text:span text:style-name="T14">function</text:span><text:span text:style-name="T4"> () {</text:span></text:p>
      <text:p text:style-name="P7"><text:s text:c="6"/><text:span text:style-name="T4">assert.equal(mather.mul(</text:span><text:span text:style-name="T16">3</text:span><text:span text:style-name="T4">, </text:span><text:span text:style-name="T16">5</text:span><text:span text:style-name="T4">), </text:span><text:span text:style-name="T16">15</text:span><text:span text:style-name="T4">);</text:span></text:p>
      <text:p text:style-name="P7"><text:s text:c="4"/><text:span text:style-name="T4">});</text:span></text:p>
      <text:p text:style-name="P7"><text:s text:c="2"/><text:span text:style-name="T4">});</text:span></text:p>
      <text:p text:style-name="P13">});<text:line-break/></text:p>
      <text:p text:style-name="Text_20_body"><text:span text:style-name="T5">If I'd for example made some changes to </text:span><text:span text:style-name="T7">mather </text:span><text:span text:style-name="T6">its </text:span><text:span text:style-name="T8">mul </text:span><text:span text:style-name="T6">method which would result in a different return value when 3 and 5 are passed as arguments, it'd be clear that I broke my code by running </text:span><text:span text:style-name="T9">the</text:span><text:span text:style-name="T6"> tests. Since the </text:span><text:span text:style-name="T9">assertion, calling </text:span><text:span text:style-name="T10">mather.mul</text:span><text:span text:style-name="T6"> </text:span><text:span text:style-name="T9">with the arguments 3 and 5 </text:span><text:span text:style-name="T6">should equal 15</text:span><text:span text:style-name="T9">,</text:span><text:span text:style-name="T6"> was specified in the test function its body.</text:span></text:p>
      <text:h text:style-name="Heading_20_3" text:outline-level="3"><text:soft-page-break/>Code coverage</text:h>
      <text:p text:style-name="P1">Why code coverage, no dead code, less side effects, ensure whether everything is tested.</text:p>
      <text:h text:style-name="Heading_20_5" text:outline-level="5">Istanbul</text:h>
      <text:p text:style-name="P1">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Also, Istanbul provides a browser based interface in which it's easy to view code coverage information for every file in the software its source code.</text:p>
      <text:h text:style-name="Heading_20_5" text:outline-level="5">Coveralls</text:h>
      <text:p text:style-name="P1">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h text:style-name="Heading_20_3" text:outline-level="3">In-line documentation</text:h>
      <text:h text:style-name="Heading_20_5" text:outline-level="5">JSDOC</text:h>
      <text:h text:style-name="Heading_20_5" text:outline-level="5">Inch-ci</text:h>
      <text:h text:style-name="Heading_20_5" text:outline-level="5">Code quality</text:h>
      <text:h text:style-name="Heading_20_5" text:outline-level="5">Codacy</text:h>
      <text:h text:style-name="Heading_20_5" text:outline-level="5">JSLint</text:h>
      <text:p text:style-name="P1"/>
      <text:h text:style-name="Heading_20_1" text:outline-level="1">Application realization</text:h>
      <text:p text:style-name="P1">@TODO a lot</text:p>
      <text:h text:style-name="Heading_20_3" text:outline-level="3">Pre-alpha</text:h>
      <text:p text:style-name="P1">Struggle with existing software/libraries</text:p>
      <text:p text:style-name="P1">First code samples with 'function_flow'</text:p>
      <text:h text:style-name="Heading_20_3" text:outline-level="3">Alpha</text:h>
      <text:h text:style-name="Heading_20_3" text:outline-level="3"><text:soft-page-break/>Beta</text:h>
      <text:h text:style-name="Heading_20_3" text:outline-level="3">Release candidates</text:h>
      <text:h text:style-name="Heading_20_5" text:outline-level="5">Candidate 1</text:h>
      <text:p text:style-name="P1">Namespaced</text:p>
      <text:p text:style-name="P1">Console Log heavy by default</text:p>
      <text:h text:style-name="Heading_20_5" text:outline-level="5">Candidate 2</text:h>
      <text:p text:style-name="P1">Prefixed</text:p>
      <text:p text:style-name="P1">Better events</text:p>
      <text:h text:style-name="Heading_20_5" text:outline-level="5">Feedback</text:h>
      <text:p text:style-name="P1">Speed</text:p>
      <text:h text:style-name="Heading_20_3" text:outline-level="3">Production release</text:h>
      <text:p text:style-name="Text_20_body"/>
      <text:h text:style-name="Heading_20_1" text:outline-level="1">API</text:h>
      <text:p text:style-name="P1">@TODO all</text:p>
      <text:h text:style-name="P9" text:outline-level="3">getConstructor</text:h>
      <text:h text:style-name="P9" text:outline-level="3">instance_modules</text:h>
      <text:h text:style-name="P9" text:outline-level="3">methods</text:h>
      <text:h text:style-name="P10" text:outline-level="5">next</text:h>
      <text:h text:style-name="P10" text:outline-level="5">abort</text:h>
      <text:h text:style-name="P10" text:outline-level="5">finish</text:h>
      <text:h text:style-name="P10" text:outline-level="5">retryAll</text:h>
      <text:h text:style-name="P10" text:outline-level="5">retryThis</text:h>
      <text:h text:style-name="P10" text:outline-level="5">retryFrom</text:h>
      <text:h text:style-name="P10" text:outline-level="5">retryMethod</text:h>
      <text:p text:style-name="P1"/>
      <text:h text:style-name="Heading_20_1" text:outline-level="1"><text:soft-page-break/>Flowcharts</text:h>
      <text:p text:style-name="P1">@TODO all</text:p>
      <text:h text:style-name="P9" text:outline-level="3">getConstructor</text:h>
      <text:h text:style-name="P9" text:outline-level="3">next</text:h>
      <text:h text:style-name="P9" text:outline-level="3">Simple program</text:h>
      <text:p text:style-name="P1"/>
      <text:h text:style-name="Heading_20_1" text:outline-level="1">Examples</text:h>
      <text:p text:style-name="P1">@TODO all</text:p>
      <text:h text:style-name="P9" text:outline-level="3">Minimal</text:h>
      <text:h text:style-name="P9" text:outline-level="3">Source code collector</text:h>
      <text:h text:style-name="P9" text:outline-level="3">HTTP request handler</text:h>
      <text:h text:style-name="P9" text:outline-level="3">Database interface</text:h>
      <text:p text:style-name="P1"/>
      <text:p text:style-name="P1"/>
      <text:h text:style-name="Heading_20_1" text:outline-level="1">Project maintenance</text:h>
      <text:p text:style-name="P1">@TODO all</text:p>
      <text:h text:style-name="P9" text:outline-level="3">Project stability</text:h>
      <text:h text:style-name="P9" text:outline-level="3">Future features</text:h>
      <text:p text:style-name="P1"/>
      <text:h text:style-name="Heading_20_1" text:outline-level="1">Feedback</text:h>
      <text:p text:style-name="P1">@TODO a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cm" fo:margin-right="0cm" fo:text-indent="0cm" style:auto-text-indent="false">
        <style:tab-stops>
          <style:tab-stop style:position="14.0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 Machiels</meta:initial-creator>
    <meta:creation-date>2015-10-13T12:16:18.24</meta:creation-date>
    <dc:date>2015-11-03T15:43:48.58</dc:date>
    <dc:creator>Sam Machiels</dc:creator>
    <meta:editing-duration>PT11H17M56S</meta:editing-duration>
    <meta:editing-cycles>34</meta:editing-cycles>
    <meta:generator>OpenOffice/4.1.1$Win32 OpenOffice.org_project/411m6$Build-9775</meta:generator>
    <meta:document-statistic meta:table-count="0" meta:image-count="0" meta:object-count="0" meta:page-count="9" meta:paragraph-count="167" meta:word-count="1466" meta:character-count="9152"/>
  </office:meta>
</office:document-meta>
</file>